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ff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0c0c0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none" fo:background-color="#ffff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111">
      <style:table-cell-properties fo:border="0.06pt solid #000000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 style:data-style-name="N111">
      <style:table-cell-properties fo:background-color="#ffff00" fo:border="0.06pt solid #000000"/>
    </style:style>
    <style:style style:name="ce10" style:family="table-cell" style:parent-style-name="Default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fo:border-bottom="none" fo:background-color="#ffff00" fo:border-left="none" fo:border-right="none" fo:border-top="0.06pt solid #000000"/>
      <style:text-properties fo:font-weight="bold" style:font-weight-asian="bold" style:font-weight-complex="bold"/>
    </style:style>
    <style:style style:name="ce12" style:family="table-cell" style:parent-style-name="Default" style:data-style-name="N111"/>
    <style:style style:name="ce13" style:family="table-cell" style:parent-style-name="Default">
      <style:table-cell-properties fo:border-bottom="none" fo:background-color="#ffff00" fo:border-left="none" fo:border-right="0.06pt solid #000000" fo:border-top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none" fo:border-right="0.06pt solid #000000" fo:border-top="none"/>
    </style:style>
    <style:style style:name="ce15" style:family="table-cell" style:parent-style-name="Default" style:data-style-name="N111">
      <style:table-cell-properties fo:border-bottom="none" fo:border-left="none" fo:border-right="0.06pt solid #000000" fo:border-top="none"/>
    </style:style>
    <style:style style:name="ce16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Results (Mongo without indexes)" table:style-name="ta1">
        <table:table-column table:style-name="co1" table:default-cell-style-name="ce3"/>
        <table:table-column table:style-name="co1" table:number-columns-repeated="6" table:default-cell-style-name="ce7"/>
        <table:table-row table:style-name="ro1">
          <table:table-cell table:style-name="ce1" office:value-type="string">
            <text:p>ORACLE</text:p>
          </table:table-cell>
          <table:table-cell table:style-name="ce6" office:value-type="string" table:number-columns-spanned="6" table:number-rows-spanned="1">
            <text:p>SCENARIO NAME (TEST CASE 1)</text:p>
          </table:table-cell>
          <table:covered-table-cell table:number-columns-repeated="4" table:style-name="ce11"/>
          <table:covered-table-cell table:style-name="ce13"/>
        </table:table-row>
        <table:table-row table:style-name="ro2">
          <table:table-cell table:style-name="ce2" office:value-type="string">
            <text:p>it\processes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32">
            <text:p>32</text:p>
          </table:table-cell>
        </table:table-row>
        <table:table-row table:style-name="ro1">
          <table:table-cell office:value-type="string">
            <text:p>it1</text:p>
          </table:table-cell>
          <table:table-cell office:value-type="float" office:value="5.748">
            <text:p>5,748</text:p>
          </table:table-cell>
          <table:table-cell office:value-type="float" office:value="10.766">
            <text:p>10,766</text:p>
          </table:table-cell>
          <table:table-cell office:value-type="float" office:value="21.947">
            <text:p>21,947</text:p>
          </table:table-cell>
          <table:table-cell office:value-type="float" office:value="89.706">
            <text:p>89,706</text:p>
          </table:table-cell>
          <table:table-cell office:value-type="float" office:value="195.212">
            <text:p>195,212</text:p>
          </table:table-cell>
          <table:table-cell office:value-type="float" office:value="459.755">
            <text:p>459,755</text:p>
          </table:table-cell>
        </table:table-row>
        <table:table-row table:style-name="ro1">
          <table:table-cell office:value-type="string">
            <text:p>it2</text:p>
          </table:table-cell>
          <table:table-cell office:value-type="float" office:value="8.658">
            <text:p>8,658</text:p>
          </table:table-cell>
          <table:table-cell office:value-type="float" office:value="17.774">
            <text:p>17,774</text:p>
          </table:table-cell>
          <table:table-cell office:value-type="float" office:value="38.541">
            <text:p>38,541</text:p>
          </table:table-cell>
          <table:table-cell office:value-type="float" office:value="59.873">
            <text:p>59,873</text:p>
          </table:table-cell>
          <table:table-cell office:value-type="float" office:value="113.844">
            <text:p>113,844</text:p>
          </table:table-cell>
          <table:table-cell office:value-type="float" office:value="365.123">
            <text:p>365,123</text:p>
          </table:table-cell>
        </table:table-row>
        <table:table-row table:style-name="ro1">
          <table:table-cell office:value-type="string">
            <text:p>it3</text:p>
          </table:table-cell>
          <table:table-cell office:value-type="float" office:value="7.443">
            <text:p>7,443</text:p>
          </table:table-cell>
          <table:table-cell office:value-type="float" office:value="13.895">
            <text:p>13,895</text:p>
          </table:table-cell>
          <table:table-cell office:value-type="float" office:value="28.396">
            <text:p>28,396</text:p>
          </table:table-cell>
          <table:table-cell office:value-type="float" office:value="127.387">
            <text:p>127,387</text:p>
          </table:table-cell>
          <table:table-cell office:value-type="float" office:value="326.437">
            <text:p>326,437</text:p>
          </table:table-cell>
          <table:table-cell office:value-type="float" office:value="178.727">
            <text:p>178,727</text:p>
          </table:table-cell>
        </table:table-row>
        <table:table-row table:style-name="ro1">
          <table:table-cell office:value-type="string">
            <text:p>it4</text:p>
          </table:table-cell>
          <table:table-cell office:value-type="float" office:value="22.989">
            <text:p>22,989</text:p>
          </table:table-cell>
          <table:table-cell office:value-type="float" office:value="44.505">
            <text:p>44,505</text:p>
          </table:table-cell>
          <table:table-cell office:value-type="float" office:value="88.529">
            <text:p>88,529</text:p>
          </table:table-cell>
          <table:table-cell office:value-type="float" office:value="146.476">
            <text:p>146,476</text:p>
          </table:table-cell>
          <table:table-cell office:value-type="float" office:value="143.044">
            <text:p>143,044</text:p>
          </table:table-cell>
          <table:table-cell office:value-type="float" office:value="284.455">
            <text:p>284,455</text:p>
          </table:table-cell>
        </table:table-row>
        <table:table-row table:style-name="ro1">
          <table:table-cell office:value-type="string">
            <text:p>it5</text:p>
          </table:table-cell>
          <table:table-cell office:value-type="float" office:value="25.544">
            <text:p>25,544</text:p>
          </table:table-cell>
          <table:table-cell office:value-type="float" office:value="43.939">
            <text:p>43,939</text:p>
          </table:table-cell>
          <table:table-cell office:value-type="float" office:value="88.522">
            <text:p>88,522</text:p>
          </table:table-cell>
          <table:table-cell office:value-type="float" office:value="170.935">
            <text:p>170,935</text:p>
          </table:table-cell>
          <table:table-cell office:value-type="float" office:value="339.183">
            <text:p>339,183</text:p>
          </table:table-cell>
          <table:table-cell office:value-type="float" office:value="134.354">
            <text:p>134,354</text:p>
          </table:table-cell>
        </table:table-row>
        <table:table-row table:style-name="ro1">
          <table:table-cell office:value-type="string">
            <text:p>it6</text:p>
          </table:table-cell>
          <table:table-cell office:value-type="float" office:value="24.109">
            <text:p>24,109</text:p>
          </table:table-cell>
          <table:table-cell office:value-type="float" office:value="45.358">
            <text:p>45,358</text:p>
          </table:table-cell>
          <table:table-cell office:value-type="float" office:value="92.396">
            <text:p>92,396</text:p>
          </table:table-cell>
          <table:table-cell office:value-type="float" office:value="194.282">
            <text:p>194,282</text:p>
          </table:table-cell>
          <table:table-cell office:value-type="float" office:value="351.978">
            <text:p>351,978</text:p>
          </table:table-cell>
          <table:table-cell office:value-type="float" office:value="498.25">
            <text:p>498,250</text:p>
          </table:table-cell>
        </table:table-row>
        <table:table-row table:style-name="ro1">
          <table:table-cell table:style-name="ce4"/>
          <table:table-cell table:style-name="Default" table:number-columns-repeated="5"/>
          <table:table-cell table:style-name="ce14"/>
        </table:table-row>
        <table:table-row table:style-name="ro2">
          <table:table-cell office:value-type="string">
            <text:p>avg(s)</text:p>
          </table:table-cell>
          <table:table-cell table:formula="of:=SUM([.B3:.B8])/6" office:value-type="float" office:value="15.7485">
            <text:p>15,749</text:p>
          </table:table-cell>
          <table:table-cell table:formula="of:=SUM([.C3:.C8])/6" office:value-type="float" office:value="29.3728333333333">
            <text:p>29,373</text:p>
          </table:table-cell>
          <table:table-cell table:formula="of:=SUM([.D3:.D8])/6" office:value-type="float" office:value="59.7218333333333">
            <text:p>59,722</text:p>
          </table:table-cell>
          <table:table-cell table:formula="of:=SUM([.E3:.E8])/6" office:value-type="float" office:value="131.443166666667">
            <text:p>131,443</text:p>
          </table:table-cell>
          <table:table-cell table:formula="of:=SUM([.F3:.F8])/6" office:value-type="float" office:value="244.949666666667">
            <text:p>244,950</text:p>
          </table:table-cell>
          <table:table-cell table:formula="of:=SUM([.G3:.G8])/6" office:value-type="float" office:value="320.110666666667">
            <text:p>320,111</text:p>
          </table:table-cell>
        </table:table-row>
        <table:table-row table:style-name="ro1">
          <table:table-cell office:value-type="string">
            <text:p>op</text:p>
          </table:table-cell>
          <table:table-cell table:style-name="ce8" table:formula="of:=100*[.B2]" office:value-type="float" office:value="100">
            <text:p>100</text:p>
          </table:table-cell>
          <table:table-cell table:style-name="ce8" table:formula="of:=100*[.C2]" office:value-type="float" office:value="200">
            <text:p>200</text:p>
          </table:table-cell>
          <table:table-cell table:style-name="ce8" table:formula="of:=100*[.D2]" office:value-type="float" office:value="400">
            <text:p>400</text:p>
          </table:table-cell>
          <table:table-cell table:style-name="ce8" table:formula="of:=100*[.E2]" office:value-type="float" office:value="800">
            <text:p>800</text:p>
          </table:table-cell>
          <table:table-cell table:style-name="ce8" table:formula="of:=100*[.F2]" office:value-type="float" office:value="1600">
            <text:p>1600</text:p>
          </table:table-cell>
          <table:table-cell table:style-name="ce8" table:formula="of:=100*[.G2]" office:value-type="float" office:value="3200">
            <text:p>3200</text:p>
          </table:table-cell>
        </table:table-row>
        <table:table-row table:style-name="ro1">
          <table:table-cell office:value-type="string">
            <text:p>op/s</text:p>
          </table:table-cell>
          <table:table-cell table:style-name="ce9" table:formula="of:=[.B11]/[.B10]" office:value-type="float" office:value="6.34981109311998">
            <text:p>6,350</text:p>
          </table:table-cell>
          <table:table-cell table:style-name="ce9" table:formula="of:=[.C11]/[.C10]" office:value-type="float" office:value="6.80901286336013">
            <text:p>6,809</text:p>
          </table:table-cell>
          <table:table-cell table:style-name="ce9" table:formula="of:=[.D11]/[.D10]" office:value-type="float" office:value="6.6977180316523">
            <text:p>6,698</text:p>
          </table:table-cell>
          <table:table-cell table:style-name="ce9" table:formula="of:=[.E11]/[.E10]" office:value-type="float" office:value="6.08628063586417">
            <text:p>6,086</text:p>
          </table:table-cell>
          <table:table-cell table:style-name="ce9" table:formula="of:=[.F11]/[.F10]" office:value-type="float" office:value="6.5319541837847">
            <text:p>6,532</text:p>
          </table:table-cell>
          <table:table-cell table:style-name="ce9" table:formula="of:=[.G11]/[.G10]" office:value-type="float" office:value="9.99654286226013">
            <text:p>9,997</text:p>
          </table:table-cell>
        </table:table-row>
        <table:table-row table:style-name="ro2">
          <table:table-cell office:value-type="string">
            <text:p>avg</text:p>
          </table:table-cell>
          <table:table-cell table:formula="of:=SUM([.B12:.G12])/6" office:value-type="float" office:value="7.07855327834024">
            <text:p>7,079</text:p>
          </table:table-cell>
          <table:table-cell table:style-name="ce12" table:number-columns-repeated="4"/>
          <table:table-cell table:style-name="ce15"/>
        </table:table-row>
        <table:table-row table:style-name="ro1">
          <table:table-cell table:style-name="ce5"/>
          <table:table-cell table:style-name="ce10" table:number-columns-repeated="5"/>
          <table:table-cell table:style-name="ce16"/>
        </table:table-row>
        <table:table-row table:style-name="ro1">
          <table:table-cell table:style-name="ce1" office:value-type="string">
            <text:p>MONGO</text:p>
          </table:table-cell>
          <table:table-cell table:style-name="ce6" office:value-type="string" table:number-columns-spanned="6" table:number-rows-spanned="1">
            <text:p>SCENARIO NAME (TEST CASE 1)</text:p>
          </table:table-cell>
          <table:covered-table-cell table:number-columns-repeated="4" table:style-name="ce11"/>
          <table:covered-table-cell table:style-name="ce13"/>
        </table:table-row>
        <table:table-row table:style-name="ro2">
          <table:table-cell table:style-name="ce2" office:value-type="string">
            <text:p>it\processes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32">
            <text:p>32</text:p>
          </table:table-cell>
        </table:table-row>
        <table:table-row table:style-name="ro1">
          <table:table-cell office:value-type="string">
            <text:p>it1</text:p>
          </table:table-cell>
          <table:table-cell office:value-type="float" office:value="6.891">
            <text:p>6,891</text:p>
          </table:table-cell>
          <table:table-cell office:value-type="float" office:value="7.617">
            <text:p>7,617</text:p>
          </table:table-cell>
          <table:table-cell office:value-type="float" office:value="8.31">
            <text:p>8,310</text:p>
          </table:table-cell>
          <table:table-cell office:value-type="float" office:value="13.406">
            <text:p>13,406</text:p>
          </table:table-cell>
          <table:table-cell office:value-type="float" office:value="25.901">
            <text:p>25,901</text:p>
          </table:table-cell>
          <table:table-cell office:value-type="float" office:value="52.092">
            <text:p>52,092</text:p>
          </table:table-cell>
        </table:table-row>
        <table:table-row table:style-name="ro1">
          <table:table-cell office:value-type="string">
            <text:p>it2</text:p>
          </table:table-cell>
          <table:table-cell office:value-type="float" office:value="7.051">
            <text:p>7,051</text:p>
          </table:table-cell>
          <table:table-cell office:value-type="float" office:value="7.473">
            <text:p>7,473</text:p>
          </table:table-cell>
          <table:table-cell office:value-type="float" office:value="8.251">
            <text:p>8,251</text:p>
          </table:table-cell>
          <table:table-cell office:value-type="float" office:value="13.385">
            <text:p>13,385</text:p>
          </table:table-cell>
          <table:table-cell office:value-type="float" office:value="25.804">
            <text:p>25,804</text:p>
          </table:table-cell>
          <table:table-cell office:value-type="float" office:value="51.974">
            <text:p>51,974</text:p>
          </table:table-cell>
        </table:table-row>
        <table:table-row table:style-name="ro1">
          <table:table-cell office:value-type="string">
            <text:p>it3</text:p>
          </table:table-cell>
          <table:table-cell office:value-type="float" office:value="6.801">
            <text:p>6,801</text:p>
          </table:table-cell>
          <table:table-cell office:value-type="float" office:value="7.665">
            <text:p>7,665</text:p>
          </table:table-cell>
          <table:table-cell office:value-type="float" office:value="8.066">
            <text:p>8,066</text:p>
          </table:table-cell>
          <table:table-cell office:value-type="float" office:value="13.532">
            <text:p>13,532</text:p>
          </table:table-cell>
          <table:table-cell office:value-type="float" office:value="25.883">
            <text:p>25,883</text:p>
          </table:table-cell>
          <table:table-cell office:value-type="float" office:value="52.057">
            <text:p>52,057</text:p>
          </table:table-cell>
        </table:table-row>
        <table:table-row table:style-name="ro1">
          <table:table-cell office:value-type="string">
            <text:p>it4</text:p>
          </table:table-cell>
          <table:table-cell office:value-type="float" office:value="6.809">
            <text:p>6,809</text:p>
          </table:table-cell>
          <table:table-cell office:value-type="float" office:value="7.598">
            <text:p>7,598</text:p>
          </table:table-cell>
          <table:table-cell office:value-type="float" office:value="8.096">
            <text:p>8,096</text:p>
          </table:table-cell>
          <table:table-cell office:value-type="float" office:value="13.315">
            <text:p>13,315</text:p>
          </table:table-cell>
          <table:table-cell office:value-type="float" office:value="25.951">
            <text:p>25,951</text:p>
          </table:table-cell>
          <table:table-cell office:value-type="float" office:value="52.187">
            <text:p>52,187</text:p>
          </table:table-cell>
        </table:table-row>
        <table:table-row table:style-name="ro1">
          <table:table-cell office:value-type="string">
            <text:p>it5</text:p>
          </table:table-cell>
          <table:table-cell office:value-type="float" office:value="7.028">
            <text:p>7,028</text:p>
          </table:table-cell>
          <table:table-cell office:value-type="float" office:value="7.723">
            <text:p>7,723</text:p>
          </table:table-cell>
          <table:table-cell office:value-type="float" office:value="8.347">
            <text:p>8,347</text:p>
          </table:table-cell>
          <table:table-cell office:value-type="float" office:value="13.428">
            <text:p>13,428</text:p>
          </table:table-cell>
          <table:table-cell office:value-type="float" office:value="25.801">
            <text:p>25,801</text:p>
          </table:table-cell>
          <table:table-cell office:value-type="float" office:value="52.178">
            <text:p>52,178</text:p>
          </table:table-cell>
        </table:table-row>
        <table:table-row table:style-name="ro1">
          <table:table-cell office:value-type="string">
            <text:p>it6</text:p>
          </table:table-cell>
          <table:table-cell office:value-type="float" office:value="6.814">
            <text:p>6,814</text:p>
          </table:table-cell>
          <table:table-cell office:value-type="float" office:value="7.598">
            <text:p>7,598</text:p>
          </table:table-cell>
          <table:table-cell office:value-type="float" office:value="8.37">
            <text:p>8,370</text:p>
          </table:table-cell>
          <table:table-cell office:value-type="float" office:value="13.451">
            <text:p>13,451</text:p>
          </table:table-cell>
          <table:table-cell office:value-type="float" office:value="25.837">
            <text:p>25,837</text:p>
          </table:table-cell>
          <table:table-cell office:value-type="float" office:value="52.003">
            <text:p>52,003</text:p>
          </table:table-cell>
        </table:table-row>
        <table:table-row table:style-name="ro1">
          <table:table-cell table:style-name="ce4"/>
          <table:table-cell table:style-name="Default" table:number-columns-repeated="5"/>
          <table:table-cell table:style-name="ce14"/>
        </table:table-row>
        <table:table-row table:style-name="ro2">
          <table:table-cell office:value-type="string">
            <text:p>avg(s)</text:p>
          </table:table-cell>
          <table:table-cell table:formula="of:=SUM([.B17:.B22])/6" office:value-type="float" office:value="6.899">
            <text:p>6,899</text:p>
          </table:table-cell>
          <table:table-cell table:formula="of:=SUM([.C17:.C22])/6" office:value-type="float" office:value="7.61233333333333">
            <text:p>7,612</text:p>
          </table:table-cell>
          <table:table-cell table:formula="of:=SUM([.D17:.D22])/6" office:value-type="float" office:value="8.24">
            <text:p>8,240</text:p>
          </table:table-cell>
          <table:table-cell table:formula="of:=SUM([.E17:.E22])/6" office:value-type="float" office:value="13.4195">
            <text:p>13,420</text:p>
          </table:table-cell>
          <table:table-cell table:formula="of:=SUM([.F17:.F22])/6" office:value-type="float" office:value="25.8628333333333">
            <text:p>25,863</text:p>
          </table:table-cell>
          <table:table-cell table:formula="of:=SUM([.G17:.G22])/6" office:value-type="float" office:value="52.0818333333333">
            <text:p>52,082</text:p>
          </table:table-cell>
        </table:table-row>
        <table:table-row table:style-name="ro1">
          <table:table-cell office:value-type="string">
            <text:p>op</text:p>
          </table:table-cell>
          <table:table-cell table:style-name="ce8" table:formula="of:=100*[.B16]" office:value-type="float" office:value="100">
            <text:p>100</text:p>
          </table:table-cell>
          <table:table-cell table:style-name="ce8" table:formula="of:=100*[.C16]" office:value-type="float" office:value="200">
            <text:p>200</text:p>
          </table:table-cell>
          <table:table-cell table:style-name="ce8" table:formula="of:=100*[.D16]" office:value-type="float" office:value="400">
            <text:p>400</text:p>
          </table:table-cell>
          <table:table-cell table:style-name="ce8" table:formula="of:=100*[.E16]" office:value-type="float" office:value="800">
            <text:p>800</text:p>
          </table:table-cell>
          <table:table-cell table:style-name="ce8" table:formula="of:=100*[.F16]" office:value-type="float" office:value="1600">
            <text:p>1600</text:p>
          </table:table-cell>
          <table:table-cell table:style-name="ce8" table:formula="of:=100*[.G16]" office:value-type="float" office:value="3200">
            <text:p>3200</text:p>
          </table:table-cell>
        </table:table-row>
        <table:table-row table:style-name="ro1">
          <table:table-cell office:value-type="string">
            <text:p>op/s</text:p>
          </table:table-cell>
          <table:table-cell table:style-name="ce9" table:formula="of:=[.B25]/[.B24]" office:value-type="float" office:value="14.494854326714">
            <text:p>14,495</text:p>
          </table:table-cell>
          <table:table-cell table:style-name="ce9" table:formula="of:=[.C25]/[.C24]" office:value-type="float" office:value="26.2731532162718">
            <text:p>26,273</text:p>
          </table:table-cell>
          <table:table-cell table:style-name="ce9" table:formula="of:=[.D25]/[.D24]" office:value-type="float" office:value="48.5436893203883">
            <text:p>48,544</text:p>
          </table:table-cell>
          <table:table-cell table:style-name="ce9" table:formula="of:=[.E25]/[.E24]" office:value-type="float" office:value="59.6147397444018">
            <text:p>59,615</text:p>
          </table:table-cell>
          <table:table-cell table:style-name="ce9" table:formula="of:=[.F25]/[.F24]" office:value-type="float" office:value="61.8648382170038">
            <text:p>61,865</text:p>
          </table:table-cell>
          <table:table-cell table:style-name="ce9" table:formula="of:=[.G25]/[.G24]" office:value-type="float" office:value="61.4417695229623">
            <text:p>61,442</text:p>
          </table:table-cell>
        </table:table-row>
        <table:table-row table:style-name="ro2">
          <table:table-cell office:value-type="string">
            <text:p>avg</text:p>
          </table:table-cell>
          <table:table-cell table:formula="of:=SUM([.B26:.G26])/6" office:value-type="float" office:value="45.372174057957">
            <text:p>45,372</text:p>
          </table:table-cell>
          <table:table-cell table:style-name="ce12" table:number-columns-repeated="4"/>
          <table:table-cell table:style-name="ce15"/>
        </table:table-row>
        <table:table-row table:style-name="ro1">
          <table:table-cell table:style-name="ce5"/>
          <table:table-cell table:style-name="ce10" table:number-columns-repeated="5"/>
          <table:table-cell table:style-name="ce16"/>
        </table:table-row>
        <table:table-row table:style-name="ro1">
          <table:table-cell table:style-name="ce1" office:value-type="string">
            <text:p>ORACLE</text:p>
          </table:table-cell>
          <table:table-cell table:style-name="ce6" office:value-type="string" table:number-columns-spanned="6" table:number-rows-spanned="1">
            <text:p>GROUP OWNER NAME (TEST CASE 2)</text:p>
          </table:table-cell>
          <table:covered-table-cell table:number-columns-repeated="4" table:style-name="ce11"/>
          <table:covered-table-cell table:style-name="ce13"/>
        </table:table-row>
        <table:table-row table:style-name="ro2">
          <table:table-cell table:style-name="ce2" office:value-type="string">
            <text:p>it\processes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32">
            <text:p>32</text:p>
          </table:table-cell>
        </table:table-row>
        <table:table-row table:style-name="ro1">
          <table:table-cell office:value-type="string">
            <text:p>it1</text:p>
          </table:table-cell>
          <table:table-cell office:value-type="float" office:value="16.022">
            <text:p>16,022</text:p>
          </table:table-cell>
          <table:table-cell office:value-type="float" office:value="29.581">
            <text:p>29,581</text:p>
          </table:table-cell>
          <table:table-cell office:value-type="float" office:value="21.771">
            <text:p>21,771</text:p>
          </table:table-cell>
          <table:table-cell office:value-type="float" office:value="32.395">
            <text:p>32,395</text:p>
          </table:table-cell>
          <table:table-cell office:value-type="float" office:value="152.498">
            <text:p>152,498</text:p>
          </table:table-cell>
          <table:table-cell office:value-type="float" office:value="77.996">
            <text:p>77,996</text:p>
          </table:table-cell>
        </table:table-row>
        <table:table-row table:style-name="ro1">
          <table:table-cell office:value-type="string">
            <text:p>it2</text:p>
          </table:table-cell>
          <table:table-cell office:value-type="float" office:value="20.368">
            <text:p>20,368</text:p>
          </table:table-cell>
          <table:table-cell office:value-type="float" office:value="38.752">
            <text:p>38,752</text:p>
          </table:table-cell>
          <table:table-cell office:value-type="float" office:value="79.925">
            <text:p>79,925</text:p>
          </table:table-cell>
          <table:table-cell office:value-type="float" office:value="160.823">
            <text:p>160,823</text:p>
          </table:table-cell>
          <table:table-cell office:value-type="float" office:value="152.004">
            <text:p>152,004</text:p>
          </table:table-cell>
          <table:table-cell office:value-type="float" office:value="213.172">
            <text:p>213,172</text:p>
          </table:table-cell>
        </table:table-row>
        <table:table-row table:style-name="ro1">
          <table:table-cell office:value-type="string">
            <text:p>it3</text:p>
          </table:table-cell>
          <table:table-cell office:value-type="float" office:value="22.734">
            <text:p>22,734</text:p>
          </table:table-cell>
          <table:table-cell office:value-type="float" office:value="40.766">
            <text:p>40,766</text:p>
          </table:table-cell>
          <table:table-cell office:value-type="float" office:value="78.696">
            <text:p>78,696</text:p>
          </table:table-cell>
          <table:table-cell office:value-type="float" office:value="147.189">
            <text:p>147,189</text:p>
          </table:table-cell>
          <table:table-cell office:value-type="float" office:value="154.018">
            <text:p>154,018</text:p>
          </table:table-cell>
          <table:table-cell office:value-type="float" office:value="72.942">
            <text:p>72,942</text:p>
          </table:table-cell>
        </table:table-row>
        <table:table-row table:style-name="ro1">
          <table:table-cell office:value-type="string">
            <text:p>it4</text:p>
          </table:table-cell>
          <table:table-cell office:value-type="float" office:value="24.345">
            <text:p>24,345</text:p>
          </table:table-cell>
          <table:table-cell office:value-type="float" office:value="45.417">
            <text:p>45,417</text:p>
          </table:table-cell>
          <table:table-cell office:value-type="float" office:value="85.044">
            <text:p>85,044</text:p>
          </table:table-cell>
          <table:table-cell office:value-type="float" office:value="170.546">
            <text:p>170,546</text:p>
          </table:table-cell>
          <table:table-cell office:value-type="float" office:value="314.421">
            <text:p>314,421</text:p>
          </table:table-cell>
          <table:table-cell office:value-type="float" office:value="77.18">
            <text:p>77,180</text:p>
          </table:table-cell>
        </table:table-row>
        <table:table-row table:style-name="ro1">
          <table:table-cell office:value-type="string">
            <text:p>it5</text:p>
          </table:table-cell>
          <table:table-cell office:value-type="float" office:value="13.551">
            <text:p>13,551</text:p>
          </table:table-cell>
          <table:table-cell office:value-type="float" office:value="24.965">
            <text:p>24,965</text:p>
          </table:table-cell>
          <table:table-cell office:value-type="float" office:value="47.402">
            <text:p>47,402</text:p>
          </table:table-cell>
          <table:table-cell office:value-type="float" office:value="85.046">
            <text:p>85,046</text:p>
          </table:table-cell>
          <table:table-cell office:value-type="float" office:value="216.099">
            <text:p>216,099</text:p>
          </table:table-cell>
          <table:table-cell office:value-type="float" office:value="90.363">
            <text:p>90,363</text:p>
          </table:table-cell>
        </table:table-row>
        <table:table-row table:style-name="ro1">
          <table:table-cell office:value-type="string">
            <text:p>it6</text:p>
          </table:table-cell>
          <table:table-cell office:value-type="float" office:value="10.883">
            <text:p>10,883</text:p>
          </table:table-cell>
          <table:table-cell office:value-type="float" office:value="15.053">
            <text:p>15,053</text:p>
          </table:table-cell>
          <table:table-cell office:value-type="float" office:value="33.071">
            <text:p>33,071</text:p>
          </table:table-cell>
          <table:table-cell office:value-type="float" office:value="173.865">
            <text:p>173,865</text:p>
          </table:table-cell>
          <table:table-cell office:value-type="float" office:value="334.873">
            <text:p>334,873</text:p>
          </table:table-cell>
          <table:table-cell office:value-type="float" office:value="257.55">
            <text:p>257,550</text:p>
          </table:table-cell>
        </table:table-row>
        <table:table-row table:style-name="ro1">
          <table:table-cell table:style-name="ce4"/>
          <table:table-cell table:style-name="Default" table:number-columns-repeated="5"/>
          <table:table-cell table:style-name="ce14"/>
        </table:table-row>
        <table:table-row table:style-name="ro2">
          <table:table-cell office:value-type="string">
            <text:p>avg(s)</text:p>
          </table:table-cell>
          <table:table-cell table:formula="of:=SUM([.B31:.B36])/6" office:value-type="float" office:value="17.9838333333333">
            <text:p>17,984</text:p>
          </table:table-cell>
          <table:table-cell table:formula="of:=SUM([.C31:.C36])/6" office:value-type="float" office:value="32.4223333333333">
            <text:p>32,422</text:p>
          </table:table-cell>
          <table:table-cell table:formula="of:=SUM([.D31:.D36])/6" office:value-type="float" office:value="57.6515">
            <text:p>57,652</text:p>
          </table:table-cell>
          <table:table-cell table:formula="of:=SUM([.E31:.E36])/6" office:value-type="float" office:value="128.310666666667">
            <text:p>128,311</text:p>
          </table:table-cell>
          <table:table-cell table:formula="of:=SUM([.F31:.F36])/6" office:value-type="float" office:value="220.652166666667">
            <text:p>220,652</text:p>
          </table:table-cell>
          <table:table-cell table:formula="of:=SUM([.G31:.G36])/6" office:value-type="float" office:value="131.533833333333">
            <text:p>131,534</text:p>
          </table:table-cell>
        </table:table-row>
        <table:table-row table:style-name="ro1">
          <table:table-cell office:value-type="string">
            <text:p>op</text:p>
          </table:table-cell>
          <table:table-cell table:style-name="ce8" table:formula="of:=100*[.B30]" office:value-type="float" office:value="100">
            <text:p>100</text:p>
          </table:table-cell>
          <table:table-cell table:style-name="ce8" table:formula="of:=100*[.C30]" office:value-type="float" office:value="200">
            <text:p>200</text:p>
          </table:table-cell>
          <table:table-cell table:style-name="ce8" table:formula="of:=100*[.D30]" office:value-type="float" office:value="400">
            <text:p>400</text:p>
          </table:table-cell>
          <table:table-cell table:style-name="ce8" table:formula="of:=100*[.E30]" office:value-type="float" office:value="800">
            <text:p>800</text:p>
          </table:table-cell>
          <table:table-cell table:style-name="ce8" table:formula="of:=100*[.F30]" office:value-type="float" office:value="1600">
            <text:p>1600</text:p>
          </table:table-cell>
          <table:table-cell table:style-name="ce8" table:formula="of:=100*[.G30]" office:value-type="float" office:value="3200">
            <text:p>3200</text:p>
          </table:table-cell>
        </table:table-row>
        <table:table-row table:style-name="ro1">
          <table:table-cell office:value-type="string">
            <text:p>op/s</text:p>
          </table:table-cell>
          <table:table-cell table:style-name="ce9" table:formula="of:=[.B39]/[.B38]" office:value-type="float" office:value="5.56054975301892">
            <text:p>5,561</text:p>
          </table:table-cell>
          <table:table-cell table:style-name="ce9" table:formula="of:=[.C39]/[.C38]" office:value-type="float" office:value="6.16858749627315">
            <text:p>6,169</text:p>
          </table:table-cell>
          <table:table-cell table:style-name="ce9" table:formula="of:=[.D39]/[.D38]" office:value-type="float" office:value="6.93824098245492">
            <text:p>6,938</text:p>
          </table:table-cell>
          <table:table-cell table:style-name="ce9" table:formula="of:=[.E39]/[.E38]" office:value-type="float" office:value="6.23486745710931">
            <text:p>6,235</text:p>
          </table:table-cell>
          <table:table-cell table:style-name="ce9" table:formula="of:=[.F39]/[.F38]" office:value-type="float" office:value="7.25123176522929">
            <text:p>7,251</text:p>
          </table:table-cell>
          <table:table-cell table:style-name="ce9" table:formula="of:=[.G39]/[.G38]" office:value-type="float" office:value="24.3283413773136">
            <text:p>24,328</text:p>
          </table:table-cell>
        </table:table-row>
        <table:table-row table:style-name="ro2">
          <table:table-cell office:value-type="string">
            <text:p>avg</text:p>
          </table:table-cell>
          <table:table-cell table:formula="of:=SUM([.B40:.G40])/6" office:value-type="float" office:value="9.41363647189986">
            <text:p>9,414</text:p>
          </table:table-cell>
          <table:table-cell table:style-name="ce12" table:number-columns-repeated="4"/>
          <table:table-cell table:style-name="ce15"/>
        </table:table-row>
        <table:table-row table:style-name="ro1">
          <table:table-cell table:style-name="ce5"/>
          <table:table-cell table:style-name="ce10" table:number-columns-repeated="5"/>
          <table:table-cell table:style-name="ce16"/>
        </table:table-row>
        <table:table-row table:style-name="ro1">
          <table:table-cell table:style-name="ce1" office:value-type="string">
            <text:p>MONGO</text:p>
          </table:table-cell>
          <table:table-cell table:style-name="ce6" office:value-type="string" table:number-columns-spanned="6" table:number-rows-spanned="1">
            <text:p>GROUP OWNER NAME (TEST CASE 2)</text:p>
          </table:table-cell>
          <table:covered-table-cell table:number-columns-repeated="4" table:style-name="ce11"/>
          <table:covered-table-cell table:style-name="ce13"/>
        </table:table-row>
        <table:table-row table:style-name="ro2">
          <table:table-cell table:style-name="ce2" office:value-type="string">
            <text:p>it\processes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32">
            <text:p>32</text:p>
          </table:table-cell>
        </table:table-row>
        <table:table-row table:style-name="ro1">
          <table:table-cell office:value-type="string">
            <text:p>it1</text:p>
          </table:table-cell>
          <table:table-cell office:value-type="float" office:value="9.982">
            <text:p>9,982</text:p>
          </table:table-cell>
          <table:table-cell office:value-type="float" office:value="10.27">
            <text:p>10,270</text:p>
          </table:table-cell>
          <table:table-cell office:value-type="float" office:value="10.54">
            <text:p>10,540</text:p>
          </table:table-cell>
          <table:table-cell office:value-type="float" office:value="18.69">
            <text:p>18,690</text:p>
          </table:table-cell>
          <table:table-cell office:value-type="float" office:value="37.043">
            <text:p>37,043</text:p>
          </table:table-cell>
          <table:table-cell office:value-type="float" office:value="74.139">
            <text:p>74,139</text:p>
          </table:table-cell>
        </table:table-row>
        <table:table-row table:style-name="ro1">
          <table:table-cell office:value-type="string">
            <text:p>it2</text:p>
          </table:table-cell>
          <table:table-cell office:value-type="float" office:value="9.842">
            <text:p>9,842</text:p>
          </table:table-cell>
          <table:table-cell office:value-type="float" office:value="10.097">
            <text:p>10,097</text:p>
          </table:table-cell>
          <table:table-cell office:value-type="float" office:value="10.56">
            <text:p>10,560</text:p>
          </table:table-cell>
          <table:table-cell office:value-type="float" office:value="18.44">
            <text:p>18,440</text:p>
          </table:table-cell>
          <table:table-cell office:value-type="float" office:value="36.773">
            <text:p>36,773</text:p>
          </table:table-cell>
          <table:table-cell office:value-type="float" office:value="74.263">
            <text:p>74,263</text:p>
          </table:table-cell>
        </table:table-row>
        <table:table-row table:style-name="ro1">
          <table:table-cell office:value-type="string">
            <text:p>it3</text:p>
          </table:table-cell>
          <table:table-cell office:value-type="float" office:value="9.874">
            <text:p>9,874</text:p>
          </table:table-cell>
          <table:table-cell office:value-type="float" office:value="9.983">
            <text:p>9,983</text:p>
          </table:table-cell>
          <table:table-cell office:value-type="float" office:value="10.593">
            <text:p>10,593</text:p>
          </table:table-cell>
          <table:table-cell office:value-type="float" office:value="18.595">
            <text:p>18,595</text:p>
          </table:table-cell>
          <table:table-cell office:value-type="float" office:value="36.788">
            <text:p>36,788</text:p>
          </table:table-cell>
          <table:table-cell office:value-type="float" office:value="74.273">
            <text:p>74,273</text:p>
          </table:table-cell>
        </table:table-row>
        <table:table-row table:style-name="ro1">
          <table:table-cell office:value-type="string">
            <text:p>it4</text:p>
          </table:table-cell>
          <table:table-cell office:value-type="float" office:value="9.801">
            <text:p>9,801</text:p>
          </table:table-cell>
          <table:table-cell office:value-type="float" office:value="10.135">
            <text:p>10,135</text:p>
          </table:table-cell>
          <table:table-cell office:value-type="float" office:value="10.474">
            <text:p>10,474</text:p>
          </table:table-cell>
          <table:table-cell office:value-type="float" office:value="18.645">
            <text:p>18,645</text:p>
          </table:table-cell>
          <table:table-cell office:value-type="float" office:value="36.846">
            <text:p>36,846</text:p>
          </table:table-cell>
          <table:table-cell office:value-type="float" office:value="74.298">
            <text:p>74,298</text:p>
          </table:table-cell>
        </table:table-row>
        <table:table-row table:style-name="ro1">
          <table:table-cell office:value-type="string">
            <text:p>it5</text:p>
          </table:table-cell>
          <table:table-cell office:value-type="float" office:value="9.83">
            <text:p>9,830</text:p>
          </table:table-cell>
          <table:table-cell office:value-type="float" office:value="10.188">
            <text:p>10,188</text:p>
          </table:table-cell>
          <table:table-cell office:value-type="float" office:value="10.61">
            <text:p>10,610</text:p>
          </table:table-cell>
          <table:table-cell office:value-type="float" office:value="18.655">
            <text:p>18,655</text:p>
          </table:table-cell>
          <table:table-cell office:value-type="float" office:value="36.584">
            <text:p>36,584</text:p>
          </table:table-cell>
          <table:table-cell office:value-type="float" office:value="74.118">
            <text:p>74,118</text:p>
          </table:table-cell>
        </table:table-row>
        <table:table-row table:style-name="ro1">
          <table:table-cell office:value-type="string">
            <text:p>it6</text:p>
          </table:table-cell>
          <table:table-cell office:value-type="float" office:value="10.014">
            <text:p>10,014</text:p>
          </table:table-cell>
          <table:table-cell office:value-type="float" office:value="10.053">
            <text:p>10,053</text:p>
          </table:table-cell>
          <table:table-cell office:value-type="float" office:value="10.567">
            <text:p>10,567</text:p>
          </table:table-cell>
          <table:table-cell office:value-type="float" office:value="18.684">
            <text:p>18,684</text:p>
          </table:table-cell>
          <table:table-cell office:value-type="float" office:value="36.928">
            <text:p>36,928</text:p>
          </table:table-cell>
          <table:table-cell office:value-type="float" office:value="74.144">
            <text:p>74,144</text:p>
          </table:table-cell>
        </table:table-row>
        <table:table-row table:style-name="ro1">
          <table:table-cell table:style-name="ce4"/>
          <table:table-cell table:style-name="Default" table:number-columns-repeated="5"/>
          <table:table-cell table:style-name="ce14"/>
        </table:table-row>
        <table:table-row table:style-name="ro2">
          <table:table-cell office:value-type="string">
            <text:p>avg(s)</text:p>
          </table:table-cell>
          <table:table-cell table:formula="of:=SUM([.B45:.B50])/6" office:value-type="float" office:value="9.8905">
            <text:p>9,891</text:p>
          </table:table-cell>
          <table:table-cell table:formula="of:=SUM([.C45:.C50])/6" office:value-type="float" office:value="10.121">
            <text:p>10,121</text:p>
          </table:table-cell>
          <table:table-cell table:formula="of:=SUM([.D45:.D50])/6" office:value-type="float" office:value="10.5573333333333">
            <text:p>10,557</text:p>
          </table:table-cell>
          <table:table-cell table:formula="of:=SUM([.E45:.E50])/6" office:value-type="float" office:value="18.6181666666667">
            <text:p>18,618</text:p>
          </table:table-cell>
          <table:table-cell table:formula="of:=SUM([.F45:.F50])/6" office:value-type="float" office:value="36.827">
            <text:p>36,827</text:p>
          </table:table-cell>
          <table:table-cell table:formula="of:=SUM([.G45:.G50])/6" office:value-type="float" office:value="74.2058333333333">
            <text:p>74,206</text:p>
          </table:table-cell>
        </table:table-row>
        <table:table-row table:style-name="ro1">
          <table:table-cell office:value-type="string">
            <text:p>op</text:p>
          </table:table-cell>
          <table:table-cell table:style-name="ce8" table:formula="of:=100*[.B44]" office:value-type="float" office:value="100">
            <text:p>100</text:p>
          </table:table-cell>
          <table:table-cell table:style-name="ce8" table:formula="of:=100*[.C44]" office:value-type="float" office:value="200">
            <text:p>200</text:p>
          </table:table-cell>
          <table:table-cell table:style-name="ce8" table:formula="of:=100*[.D44]" office:value-type="float" office:value="400">
            <text:p>400</text:p>
          </table:table-cell>
          <table:table-cell table:style-name="ce8" table:formula="of:=100*[.E44]" office:value-type="float" office:value="800">
            <text:p>800</text:p>
          </table:table-cell>
          <table:table-cell table:style-name="ce8" table:formula="of:=100*[.F44]" office:value-type="float" office:value="1600">
            <text:p>1600</text:p>
          </table:table-cell>
          <table:table-cell table:style-name="ce8" table:formula="of:=100*[.G44]" office:value-type="float" office:value="3200">
            <text:p>3200</text:p>
          </table:table-cell>
        </table:table-row>
        <table:table-row table:style-name="ro1">
          <table:table-cell office:value-type="string">
            <text:p>op/s</text:p>
          </table:table-cell>
          <table:table-cell table:style-name="ce9" table:formula="of:=[.B53]/[.B52]" office:value-type="float" office:value="10.1107122996815">
            <text:p>10,111</text:p>
          </table:table-cell>
          <table:table-cell table:style-name="ce9" table:formula="of:=[.C53]/[.C52]" office:value-type="float" office:value="19.7608931923723">
            <text:p>19,761</text:p>
          </table:table-cell>
          <table:table-cell table:style-name="ce9" table:formula="of:=[.D53]/[.D52]" office:value-type="float" office:value="37.888355645365">
            <text:p>37,888</text:p>
          </table:table-cell>
          <table:table-cell table:style-name="ce9" table:formula="of:=[.E53]/[.E52]" office:value-type="float" office:value="42.9687849680867">
            <text:p>42,969</text:p>
          </table:table-cell>
          <table:table-cell table:style-name="ce9" table:formula="of:=[.F53]/[.F52]" office:value-type="float" office:value="43.4463844461944">
            <text:p>43,446</text:p>
          </table:table-cell>
          <table:table-cell table:style-name="ce9" table:formula="of:=[.G53]/[.G52]" office:value-type="float" office:value="43.1232944400148">
            <text:p>43,123</text:p>
          </table:table-cell>
        </table:table-row>
        <table:table-row table:style-name="ro2">
          <table:table-cell office:value-type="string">
            <text:p>avg</text:p>
          </table:table-cell>
          <table:table-cell table:formula="of:=SUM([.B54:.G54])/6" office:value-type="float" office:value="32.8830708319525">
            <text:p>32,883</text:p>
          </table:table-cell>
          <table:table-cell table:style-name="ce12" table:number-columns-repeated="4"/>
          <table:table-cell table:style-name="ce15"/>
        </table:table-row>
        <table:table-row table:style-name="ro1">
          <table:table-cell table:style-name="ce5"/>
          <table:table-cell table:style-name="ce10" table:number-columns-repeated="5"/>
          <table:table-cell table:style-name="ce16"/>
        </table:table-row>
        <table:table-row table:style-name="ro1">
          <table:table-cell table:style-name="ce1" office:value-type="string">
            <text:p>ORACLE</text:p>
          </table:table-cell>
          <table:table-cell table:style-name="ce6" office:value-type="string" table:number-columns-spanned="6" table:number-rows-spanned="1">
            <text:p>SUBJECT DATE (TEST CASE 3)</text:p>
          </table:table-cell>
          <table:covered-table-cell table:number-columns-repeated="4" table:style-name="ce11"/>
          <table:covered-table-cell table:style-name="ce13"/>
        </table:table-row>
        <table:table-row table:style-name="ro2">
          <table:table-cell table:style-name="ce2" office:value-type="string">
            <text:p>it\processes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32">
            <text:p>32</text:p>
          </table:table-cell>
        </table:table-row>
        <table:table-row table:style-name="ro1">
          <table:table-cell office:value-type="string">
            <text:p>it1</text:p>
          </table:table-cell>
          <table:table-cell office:value-type="float" office:value="71.384">
            <text:p>71,384</text:p>
          </table:table-cell>
          <table:table-cell office:value-type="float" office:value="142.781">
            <text:p>142,781</text:p>
          </table:table-cell>
          <table:table-cell office:value-type="float" office:value="285.069">
            <text:p>285,069</text:p>
          </table:table-cell>
          <table:table-cell office:value-type="float" office:value="289.137">
            <text:p>289,137</text:p>
          </table:table-cell>
          <table:table-cell office:value-type="float" office:value="326.104">
            <text:p>326,104</text:p>
          </table:table-cell>
          <table:table-cell office:value-type="float" office:value="514.533">
            <text:p>514,533</text:p>
          </table:table-cell>
        </table:table-row>
        <table:table-row table:style-name="ro1">
          <table:table-cell office:value-type="string">
            <text:p>it2</text:p>
          </table:table-cell>
          <table:table-cell office:value-type="float" office:value="77.512">
            <text:p>77,512</text:p>
          </table:table-cell>
          <table:table-cell office:value-type="float" office:value="153.199">
            <text:p>153,199</text:p>
          </table:table-cell>
          <table:table-cell office:value-type="float" office:value="310.251">
            <text:p>310,251</text:p>
          </table:table-cell>
          <table:table-cell office:value-type="float" office:value="612.62">
            <text:p>612,620</text:p>
          </table:table-cell>
          <table:table-cell office:value-type="float" office:value="309.605">
            <text:p>309,605</text:p>
          </table:table-cell>
          <table:table-cell office:value-type="float" office:value="516.437">
            <text:p>516,437</text:p>
          </table:table-cell>
        </table:table-row>
        <table:table-row table:style-name="ro1">
          <table:table-cell office:value-type="string">
            <text:p>it3</text:p>
          </table:table-cell>
          <table:table-cell office:value-type="float" office:value="67.252">
            <text:p>67,252</text:p>
          </table:table-cell>
          <table:table-cell office:value-type="float" office:value="131.078">
            <text:p>131,078</text:p>
          </table:table-cell>
          <table:table-cell office:value-type="float" office:value="259.374">
            <text:p>259,374</text:p>
          </table:table-cell>
          <table:table-cell office:value-type="float" office:value="248.95">
            <text:p>248,950</text:p>
          </table:table-cell>
          <table:table-cell office:value-type="float" office:value="284.276">
            <text:p>284,276</text:p>
          </table:table-cell>
          <table:table-cell office:value-type="float" office:value="507.756">
            <text:p>507,756</text:p>
          </table:table-cell>
        </table:table-row>
        <table:table-row table:style-name="ro1">
          <table:table-cell office:value-type="string">
            <text:p>it4</text:p>
          </table:table-cell>
          <table:table-cell office:value-type="float" office:value="63.676">
            <text:p>63,676</text:p>
          </table:table-cell>
          <table:table-cell office:value-type="float" office:value="127.03">
            <text:p>127,030</text:p>
          </table:table-cell>
          <table:table-cell office:value-type="float" office:value="255.001">
            <text:p>255,001</text:p>
          </table:table-cell>
          <table:table-cell office:value-type="float" office:value="583.418">
            <text:p>583,418</text:p>
          </table:table-cell>
          <table:table-cell office:value-type="float" office:value="263.719">
            <text:p>263,719</text:p>
          </table:table-cell>
          <table:table-cell office:value-type="float" office:value="502.731">
            <text:p>502,731</text:p>
          </table:table-cell>
        </table:table-row>
        <table:table-row table:style-name="ro1">
          <table:table-cell office:value-type="string">
            <text:p>it5</text:p>
          </table:table-cell>
          <table:table-cell office:value-type="float" office:value="77.185">
            <text:p>77,185</text:p>
          </table:table-cell>
          <table:table-cell office:value-type="float" office:value="152.296">
            <text:p>152,296</text:p>
          </table:table-cell>
          <table:table-cell office:value-type="float" office:value="305.495">
            <text:p>305,495</text:p>
          </table:table-cell>
          <table:table-cell office:value-type="float" office:value="276.657">
            <text:p>276,657</text:p>
          </table:table-cell>
          <table:table-cell office:value-type="float" office:value="421.538">
            <text:p>421,538</text:p>
          </table:table-cell>
          <table:table-cell office:value-type="float" office:value="544.565">
            <text:p>544,565</text:p>
          </table:table-cell>
        </table:table-row>
        <table:table-row table:style-name="ro1">
          <table:table-cell office:value-type="string">
            <text:p>it6</text:p>
          </table:table-cell>
          <table:table-cell office:value-type="float" office:value="77.415">
            <text:p>77,415</text:p>
          </table:table-cell>
          <table:table-cell office:value-type="float" office:value="154.353">
            <text:p>154,353</text:p>
          </table:table-cell>
          <table:table-cell office:value-type="float" office:value="304.4">
            <text:p>304,400</text:p>
          </table:table-cell>
          <table:table-cell office:value-type="float" office:value="312.269">
            <text:p>312,269</text:p>
          </table:table-cell>
          <table:table-cell office:value-type="float" office:value="335.373">
            <text:p>335,373</text:p>
          </table:table-cell>
          <table:table-cell office:value-type="float" office:value="499.46">
            <text:p>499,460</text:p>
          </table:table-cell>
        </table:table-row>
        <table:table-row table:style-name="ro1">
          <table:table-cell table:style-name="ce4"/>
          <table:table-cell table:style-name="Default" table:number-columns-repeated="5"/>
          <table:table-cell table:style-name="ce14"/>
        </table:table-row>
        <table:table-row table:style-name="ro2">
          <table:table-cell office:value-type="string">
            <text:p>avg(s)</text:p>
          </table:table-cell>
          <table:table-cell table:formula="of:=SUM([.B59:.B64])/6" office:value-type="float" office:value="72.404">
            <text:p>72,404</text:p>
          </table:table-cell>
          <table:table-cell table:formula="of:=SUM([.C59:.C64])/6" office:value-type="float" office:value="143.456166666667">
            <text:p>143,456</text:p>
          </table:table-cell>
          <table:table-cell table:formula="of:=SUM([.D59:.D64])/6" office:value-type="float" office:value="286.598333333333">
            <text:p>286,598</text:p>
          </table:table-cell>
          <table:table-cell table:formula="of:=SUM([.E59:.E64])/6" office:value-type="float" office:value="387.175166666667">
            <text:p>387,175</text:p>
          </table:table-cell>
          <table:table-cell table:formula="of:=SUM([.F59:.F64])/6" office:value-type="float" office:value="323.435833333333">
            <text:p>323,436</text:p>
          </table:table-cell>
          <table:table-cell table:formula="of:=SUM([.G59:.G64])/6" office:value-type="float" office:value="514.247">
            <text:p>514,247</text:p>
          </table:table-cell>
        </table:table-row>
        <table:table-row table:style-name="ro1">
          <table:table-cell office:value-type="string">
            <text:p>op</text:p>
          </table:table-cell>
          <table:table-cell table:style-name="ce8" table:formula="of:=100*[.B58]" office:value-type="float" office:value="100">
            <text:p>100</text:p>
          </table:table-cell>
          <table:table-cell table:style-name="ce8" table:formula="of:=100*[.C58]" office:value-type="float" office:value="200">
            <text:p>200</text:p>
          </table:table-cell>
          <table:table-cell table:style-name="ce8" table:formula="of:=100*[.D58]" office:value-type="float" office:value="400">
            <text:p>400</text:p>
          </table:table-cell>
          <table:table-cell table:style-name="ce8" table:formula="of:=100*[.E58]" office:value-type="float" office:value="800">
            <text:p>800</text:p>
          </table:table-cell>
          <table:table-cell table:style-name="ce8" table:formula="of:=100*[.F58]" office:value-type="float" office:value="1600">
            <text:p>1600</text:p>
          </table:table-cell>
          <table:table-cell table:style-name="ce8" table:formula="of:=100*[.G58]" office:value-type="float" office:value="3200">
            <text:p>3200</text:p>
          </table:table-cell>
        </table:table-row>
        <table:table-row table:style-name="ro1">
          <table:table-cell office:value-type="string">
            <text:p>op/s</text:p>
          </table:table-cell>
          <table:table-cell table:style-name="ce9" table:formula="of:=[.B67]/[.B66]" office:value-type="float" office:value="1.38113916358212">
            <text:p>1,381</text:p>
          </table:table-cell>
          <table:table-cell table:style-name="ce9" table:formula="of:=[.C67]/[.C66]" office:value-type="float" office:value="1.39415407958529">
            <text:p>1,394</text:p>
          </table:table-cell>
          <table:table-cell table:style-name="ce9" table:formula="of:=[.D67]/[.D66]" office:value-type="float" office:value="1.3956815287365">
            <text:p>1,396</text:p>
          </table:table-cell>
          <table:table-cell table:style-name="ce9" table:formula="of:=[.E67]/[.E66]" office:value-type="float" office:value="2.06624822270368">
            <text:p>2,066</text:p>
          </table:table-cell>
          <table:table-cell table:style-name="ce9" table:formula="of:=[.F67]/[.F66]" office:value-type="float" office:value="4.94688539457852">
            <text:p>4,947</text:p>
          </table:table-cell>
          <table:table-cell table:style-name="ce9" table:formula="of:=[.G67]/[.G66]" office:value-type="float" office:value="6.22269065254635">
            <text:p>6,223</text:p>
          </table:table-cell>
        </table:table-row>
        <table:table-row table:style-name="ro2">
          <table:table-cell office:value-type="string">
            <text:p>avg</text:p>
          </table:table-cell>
          <table:table-cell table:formula="of:=SUM([.B68:.G68])/6" office:value-type="float" office:value="2.90113317362208">
            <text:p>2,901</text:p>
          </table:table-cell>
          <table:table-cell table:style-name="ce12" table:number-columns-repeated="4"/>
          <table:table-cell table:style-name="ce15"/>
        </table:table-row>
        <table:table-row table:style-name="ro1">
          <table:table-cell table:style-name="ce5"/>
          <table:table-cell table:style-name="ce10" table:number-columns-repeated="5"/>
          <table:table-cell table:style-name="ce16"/>
        </table:table-row>
        <table:table-row table:style-name="ro1">
          <table:table-cell table:style-name="ce1" office:value-type="string">
            <text:p>MONGO</text:p>
          </table:table-cell>
          <table:table-cell table:style-name="ce6" office:value-type="string" table:number-columns-spanned="6" table:number-rows-spanned="1">
            <text:p>SUBJECT DATE (TEST CASE 3)</text:p>
          </table:table-cell>
          <table:covered-table-cell table:number-columns-repeated="4" table:style-name="ce11"/>
          <table:covered-table-cell table:style-name="ce13"/>
        </table:table-row>
        <table:table-row table:style-name="ro2">
          <table:table-cell table:style-name="ce2" office:value-type="string">
            <text:p>it\processes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32">
            <text:p>32</text:p>
          </table:table-cell>
        </table:table-row>
        <table:table-row table:style-name="ro1">
          <table:table-cell office:value-type="string">
            <text:p>it1</text:p>
          </table:table-cell>
          <table:table-cell office:value-type="float" office:value="23.838">
            <text:p>23,838</text:p>
          </table:table-cell>
          <table:table-cell office:value-type="float" office:value="46.576">
            <text:p>46,576</text:p>
          </table:table-cell>
          <table:table-cell office:value-type="float" office:value="79.683">
            <text:p>79,683</text:p>
          </table:table-cell>
          <table:table-cell office:value-type="float" office:value="164.555">
            <text:p>164,555</text:p>
          </table:table-cell>
          <table:table-cell office:value-type="float" office:value="377.099">
            <text:p>377,099</text:p>
          </table:table-cell>
          <table:table-cell office:value-type="float" office:value="750.3">
            <text:p>750,300</text:p>
          </table:table-cell>
        </table:table-row>
        <table:table-row table:style-name="ro1">
          <table:table-cell office:value-type="string">
            <text:p>it2</text:p>
          </table:table-cell>
          <table:table-cell office:value-type="float" office:value="23.986">
            <text:p>23,986</text:p>
          </table:table-cell>
          <table:table-cell office:value-type="float" office:value="45.848">
            <text:p>45,848</text:p>
          </table:table-cell>
          <table:table-cell office:value-type="float" office:value="80.633">
            <text:p>80,633</text:p>
          </table:table-cell>
          <table:table-cell office:value-type="float" office:value="163.885">
            <text:p>163,885</text:p>
          </table:table-cell>
          <table:table-cell office:value-type="float" office:value="370.58">
            <text:p>370,580</text:p>
          </table:table-cell>
          <table:table-cell office:value-type="float" office:value="741.146">
            <text:p>741,146</text:p>
          </table:table-cell>
        </table:table-row>
        <table:table-row table:style-name="ro1">
          <table:table-cell office:value-type="string">
            <text:p>it3</text:p>
          </table:table-cell>
          <table:table-cell office:value-type="float" office:value="24.106">
            <text:p>24,106</text:p>
          </table:table-cell>
          <table:table-cell office:value-type="float" office:value="47.103">
            <text:p>47,103</text:p>
          </table:table-cell>
          <table:table-cell office:value-type="float" office:value="81.729">
            <text:p>81,729</text:p>
          </table:table-cell>
          <table:table-cell office:value-type="float" office:value="163.811">
            <text:p>163,811</text:p>
          </table:table-cell>
          <table:table-cell office:value-type="float" office:value="380.236">
            <text:p>380,236</text:p>
          </table:table-cell>
          <table:table-cell office:value-type="float" office:value="750.644">
            <text:p>750,644</text:p>
          </table:table-cell>
        </table:table-row>
        <table:table-row table:style-name="ro1">
          <table:table-cell office:value-type="string">
            <text:p>it4</text:p>
          </table:table-cell>
          <table:table-cell office:value-type="float" office:value="23.833">
            <text:p>23,833</text:p>
          </table:table-cell>
          <table:table-cell office:value-type="float" office:value="46.017">
            <text:p>46,017</text:p>
          </table:table-cell>
          <table:table-cell office:value-type="float" office:value="80.881">
            <text:p>80,881</text:p>
          </table:table-cell>
          <table:table-cell office:value-type="float" office:value="161.382">
            <text:p>161,382</text:p>
          </table:table-cell>
          <table:table-cell office:value-type="float" office:value="362.714">
            <text:p>362,714</text:p>
          </table:table-cell>
          <table:table-cell office:value-type="float" office:value="734.929">
            <text:p>734,929</text:p>
          </table:table-cell>
        </table:table-row>
        <table:table-row table:style-name="ro1">
          <table:table-cell office:value-type="string">
            <text:p>it5</text:p>
          </table:table-cell>
          <table:table-cell office:value-type="float" office:value="23.975">
            <text:p>23,975</text:p>
          </table:table-cell>
          <table:table-cell office:value-type="float" office:value="44.608">
            <text:p>44,608</text:p>
          </table:table-cell>
          <table:table-cell office:value-type="float" office:value="79.454">
            <text:p>79,454</text:p>
          </table:table-cell>
          <table:table-cell office:value-type="float" office:value="165.037">
            <text:p>165,037</text:p>
          </table:table-cell>
          <table:table-cell office:value-type="float" office:value="375.751">
            <text:p>375,751</text:p>
          </table:table-cell>
          <table:table-cell office:value-type="float" office:value="740.531">
            <text:p>740,531</text:p>
          </table:table-cell>
        </table:table-row>
        <table:table-row table:style-name="ro1">
          <table:table-cell office:value-type="string">
            <text:p>it6</text:p>
          </table:table-cell>
          <table:table-cell office:value-type="float" office:value="23.935">
            <text:p>23,935</text:p>
          </table:table-cell>
          <table:table-cell office:value-type="float" office:value="43.884">
            <text:p>43,884</text:p>
          </table:table-cell>
          <table:table-cell office:value-type="float" office:value="81.789">
            <text:p>81,789</text:p>
          </table:table-cell>
          <table:table-cell office:value-type="float" office:value="164.219">
            <text:p>164,219</text:p>
          </table:table-cell>
          <table:table-cell office:value-type="float" office:value="373.357">
            <text:p>373,357</text:p>
          </table:table-cell>
          <table:table-cell office:value-type="float" office:value="802.685">
            <text:p>802,685</text:p>
          </table:table-cell>
        </table:table-row>
        <table:table-row table:style-name="ro1">
          <table:table-cell table:style-name="ce4"/>
          <table:table-cell table:style-name="Default" table:number-columns-repeated="5"/>
          <table:table-cell table:style-name="ce14"/>
        </table:table-row>
        <table:table-row table:style-name="ro2">
          <table:table-cell office:value-type="string">
            <text:p>avg(s)</text:p>
          </table:table-cell>
          <table:table-cell table:formula="of:=SUM([.B73:.B78])/6" office:value-type="float" office:value="23.9455">
            <text:p>23,946</text:p>
          </table:table-cell>
          <table:table-cell table:formula="of:=SUM([.C73:.C78])/6" office:value-type="float" office:value="45.6726666666667">
            <text:p>45,673</text:p>
          </table:table-cell>
          <table:table-cell table:formula="of:=SUM([.D73:.D78])/6" office:value-type="float" office:value="80.6948333333333">
            <text:p>80,695</text:p>
          </table:table-cell>
          <table:table-cell table:formula="of:=SUM([.E73:.E78])/6" office:value-type="float" office:value="163.814833333333">
            <text:p>163,815</text:p>
          </table:table-cell>
          <table:table-cell table:formula="of:=SUM([.F73:.F78])/6" office:value-type="float" office:value="373.2895">
            <text:p>373,290</text:p>
          </table:table-cell>
          <table:table-cell table:formula="of:=SUM([.G73:.G78])/6" office:value-type="float" office:value="753.3725">
            <text:p>753,373</text:p>
          </table:table-cell>
        </table:table-row>
        <table:table-row table:style-name="ro1">
          <table:table-cell office:value-type="string">
            <text:p>op</text:p>
          </table:table-cell>
          <table:table-cell table:style-name="ce8" table:formula="of:=100*[.B72]" office:value-type="float" office:value="100">
            <text:p>100</text:p>
          </table:table-cell>
          <table:table-cell table:style-name="ce8" table:formula="of:=100*[.C72]" office:value-type="float" office:value="200">
            <text:p>200</text:p>
          </table:table-cell>
          <table:table-cell table:style-name="ce8" table:formula="of:=100*[.D72]" office:value-type="float" office:value="400">
            <text:p>400</text:p>
          </table:table-cell>
          <table:table-cell table:style-name="ce8" table:formula="of:=100*[.E72]" office:value-type="float" office:value="800">
            <text:p>800</text:p>
          </table:table-cell>
          <table:table-cell table:style-name="ce8" table:formula="of:=100*[.F72]" office:value-type="float" office:value="1600">
            <text:p>1600</text:p>
          </table:table-cell>
          <table:table-cell table:style-name="ce8" table:formula="of:=100*[.G72]" office:value-type="float" office:value="3200">
            <text:p>3200</text:p>
          </table:table-cell>
        </table:table-row>
        <table:table-row table:style-name="ro1">
          <table:table-cell office:value-type="string">
            <text:p>op/s</text:p>
          </table:table-cell>
          <table:table-cell table:style-name="ce9" table:formula="of:=[.B81]/[.B80]" office:value-type="float" office:value="4.17615000730826">
            <text:p>4,176</text:p>
          </table:table-cell>
          <table:table-cell table:style-name="ce9" table:formula="of:=[.C81]/[.C80]" office:value-type="float" office:value="4.37898670247705">
            <text:p>4,379</text:p>
          </table:table-cell>
          <table:table-cell table:style-name="ce9" table:formula="of:=[.D81]/[.D80]" office:value-type="float" office:value="4.95694685120278">
            <text:p>4,957</text:p>
          </table:table-cell>
          <table:table-cell table:style-name="ce9" table:formula="of:=[.E81]/[.E80]" office:value-type="float" office:value="4.88356264033884">
            <text:p>4,884</text:p>
          </table:table-cell>
          <table:table-cell table:style-name="ce9" table:formula="of:=[.F81]/[.F80]" office:value-type="float" office:value="4.28621753357649">
            <text:p>4,286</text:p>
          </table:table-cell>
          <table:table-cell table:style-name="ce9" table:formula="of:=[.G81]/[.G80]" office:value-type="float" office:value="4.24756677473627">
            <text:p>4,248</text:p>
          </table:table-cell>
        </table:table-row>
        <table:table-row table:style-name="ro2">
          <table:table-cell office:value-type="string">
            <text:p>avg</text:p>
          </table:table-cell>
          <table:table-cell table:formula="of:=SUM([.B82:.G82])/6" office:value-type="float" office:value="4.48823841827328">
            <text:p>4,488</text:p>
          </table:table-cell>
          <table:table-cell table:style-name="ce12" table:number-columns-repeated="4"/>
          <table:table-cell table:style-name="ce15"/>
        </table:table-row>
        <table:table-row table:style-name="ro1">
          <table:table-cell table:style-name="ce5"/>
          <table:table-cell table:style-name="ce10" table:number-columns-repeated="5"/>
          <table:table-cell table:style-name="ce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">
      <number:number number:decimal-places="0" number:min-integer-digits="3">
        <number:embedded-text number:position="2">.</number:embedded-text>
      </number:number>
    </number:number-style>
    <number:number-style style:name="N109">
      <number:number number:decimal-places="3" number:min-integer-digits="3"/>
    </number:number-style>
    <number:number-style style:name="N110">
      <number:number number:decimal-places="0" number:min-integer-digits="6">
        <number:embedded-text number:position="3">.</number:embedded-text>
      </number:number>
    </number:number-style>
    <number:number-style style:name="N111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6">00.00.0000</text:date>, <text:time style:data-style-name="N2" text:time-value="0000-00-00T12:29:14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4T08:05:09</meta:creation-date>
    <dc:date>2013-05-16T12:30:18</dc:date>
    <meta:editing-duration>PT2H6M52S</meta:editing-duration>
    <meta:editing-cycles>27</meta:editing-cycles>
    <meta:generator>LibreOffice/3.6$Linux_X86_64 LibreOffice_project/360m1$Build-3</meta:generator>
    <meta:document-statistic meta:table-count="1" meta:cell-count="444" meta:object-count="0"/>
  </office:meta>
</office:document-meta>
</file>